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200%"/>
    </style:style>
    <style:style style:name="P3" style:parent-style-name="Standard" style:family="paragraph">
      <style:paragraph-properties fo:line-height="200%"/>
    </style:style>
    <style:style style:name="T4" style:parent-style-name="DefaultParagraphFont" style:family="text">
      <style:text-properties fo:color="#000000"/>
    </style:style>
    <style:style style:name="P5" style:parent-style-name="Standard" style:family="paragraph">
      <style:paragraph-properties fo:line-height="200%"/>
    </style:style>
    <style:style style:name="T6" style:parent-style-name="DefaultParagraphFont" style:family="text">
      <style:text-properties fo:color="#000000"/>
    </style:style>
    <style:style style:name="T7" style:parent-style-name="DefaultParagraphFont" style:family="text">
      <style:text-properties fo:color="#000000"/>
    </style:style>
    <style:style style:name="P8" style:parent-style-name="Standard" style:family="paragraph">
      <style:paragraph-properties fo:line-height="200%"/>
    </style:style>
    <style:style style:name="T9" style:parent-style-name="DefaultParagraphFont" style:family="text">
      <style:text-properties fo:color="#000000"/>
    </style:style>
    <style:style style:name="P10" style:parent-style-name="Standard" style:family="paragraph">
      <style:paragraph-properties fo:text-align="center" fo:line-height="200%"/>
    </style:style>
    <style:style style:name="T11" style:parent-style-name="DefaultParagraphFont" style:family="text">
      <style:text-properties fo:color="#000000"/>
    </style:style>
    <style:style style:name="P12" style:parent-style-name="Standard" style:family="paragraph">
      <style:paragraph-properties fo:line-height="200%"/>
    </style:style>
    <style:style style:name="P13" style:parent-style-name="Standard" style:family="paragraph">
      <style:paragraph-properties fo:line-height="200%"/>
    </style:style>
    <style:style style:name="T14" style:parent-style-name="DefaultParagraphFont" style:family="text">
      <style:text-properties fo:color="#000000"/>
    </style:style>
    <style:style style:name="T15" style:parent-style-name="DefaultParagraphFont" style:family="text">
      <style:text-properties fo:color="#000000"/>
    </style:style>
    <style:style style:name="T16" style:parent-style-name="DefaultParagraphFont" style:family="text">
      <style:text-properties fo:color="#000000"/>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P19" style:parent-style-name="Standard" style:family="paragraph">
      <style:paragraph-properties fo:line-height="200%"/>
    </style:style>
    <style:style style:name="T20" style:parent-style-name="DefaultParagraphFont" style:family="text">
      <style:text-properties fo:color="#000000"/>
    </style:style>
    <style:style style:name="T21" style:parent-style-name="DefaultParagraphFont" style:family="text">
      <style:text-properties fo:color="#000000"/>
    </style:style>
    <style:style style:name="T22" style:parent-style-name="DefaultParagraphFont" style:family="text">
      <style:text-properties fo:color="#000000"/>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P27" style:parent-style-name="Standard" style:family="paragraph">
      <style:paragraph-properties fo:line-height="20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P37" style:parent-style-name="Standard" style:family="paragraph">
      <style:paragraph-properties fo:line-height="200%"/>
    </style:style>
    <style:style style:name="T38" style:parent-style-name="DefaultParagraphFont" style:family="text">
      <style:text-properties fo:color="#000000"/>
    </style:style>
    <style:style style:name="T39" style:parent-style-name="DefaultParagraphFont" style:family="text">
      <style:text-properties fo:color="#000000"/>
    </style:style>
    <style:style style:name="T40" style:parent-style-name="DefaultParagraphFont" style:family="text">
      <style:text-properties fo:color="#000000"/>
    </style:style>
  </office:automatic-styles>
  <office:body>
    <office:text text:use-soft-page-breaks="true">
      <text:p text:style-name="P1">Arden Rasmussen</text:p>
      <text:p text:style-name="P3"><text:span text:style-name="T4">Joel Sweek</text:span></text:p>
      <text:p text:style-name="P5"><text:span text:style-name="T6">E&amp;D</text:span><text:span text:style-name="T7"><text:s/>106</text:span></text:p>
      <text:p text:style-name="P8"><text:span text:style-name="T9">8/28/2016</text:span></text:p>
      <text:p text:style-name="P10"><text:span text:style-name="T11">Sacajawea Paper</text:span></text:p>
      <text:p text:style-name="P12"/>
      <text:p text:style-name="P13"><text:span text:style-name="T14"><text:tab/>Sacajawea</text:span><text:span text:style-name="T15"><text:s/>is a well known name through out the united states, and beyond. Often in our current culture she is portrayed as the guide for the Lewis &amp; Clark expedition, when in reality she was just the wife the<text:s/></text:span><text:span text:style-name="T16">interpreter that the expedition had hired. There is<text:s/></text:span><text:span text:style-name="T17">very little that we know about the her, as almost all the information that is present about Sacajawea is found in Lewis and Clark's expedition journals, or some other papers of theirs. The presence of Sacajawea on the expedition also lessened the threateni</text:span><text:span text:style-name="T18">ng appearance of the group when approaching native tribes.</text:span></text:p>
      <text:p text:style-name="P19"><text:span text:style-name="T20"><text:tab/>In the first group of readings it is very clear that Sacajawea is extremely sick, and the leaders of the expedition are attempting to treat her sickness, in the way that they know how. However the</text:span><text:span text:style-name="T21"><text:s/>two expedition leaders appear to have different views as to how important she is in the expedition. In Clarks journal entries, it appears that he writes her off, and merely mentions her. He always appears to simply state that she is sick, and then he blee</text:span><text:span text:style-name="T22">ds her, which as we now know is not a great way to go about healing someone, and is most likely making her condition worse. However, in contrast Lewis seems to take much more interest and care for their native translator. He would use extended sections of<text:s/></text:span><text:span text:style-name="T23">his journal entries to describe the situation that she is in, and how he intends to alleviate her pain, and restore her health. He seems to be doing a good job of utilizing the scientific method, and only changes one thing, and if he sees improvements, the</text:span><text:span text:style-name="T24">n he continues the treatment, while trying new medicines that may assist in the improvement of her overall health. He is in fact so intent on healing her that he remains in one location so that she has time to heal more and doesn’t need to move much. In Cl</text:span><text:span text:style-name="T25">arks journals the most mention that Sacajawea gets is a short sentence, while in contrast Lewis often wrote<text:s/></text:span><text:soft-page-break/><text:span text:style-name="T26">entire paragraphs on the status of her health. There is a clear difference between how these two explorers viewed her.</text:span></text:p>
      <text:p text:style-name="P27"><text:span text:style-name="T28"><text:tab/>There is also a large differ</text:span><text:span text:style-name="T29">ence between the two sets of articles. In the first set of journal entries, she is represented as much more of a bystander. They rarely referenced her by her name. Most of the time they referenced her as the Indian woman, or as the interpreters wife. Howev</text:span><text:span text:style-name="T30">er in the second one they reference Sacajawea as their interpreter. There is a clear difference between these different journal entries, and because they are at different times, it is clear that there must have been some development during the expedition t</text:span><text:span text:style-name="T31">hat changed Sacajawea from being the interpreters wife to becoming their interpreter her self. It is also made clear the in the time between these two articles she has become invaluable to the team. In the first journal entries she is useful for avoiding c</text:span><text:span text:style-name="T32">onflicts, but other than that there was not much that they appreciated her for, and especially Clark who appeared indifferent to having her come along for the expedition. However in the second set of journal entries, it is clear that her presence<text:s/></text:span><text:span text:style-name="T33">has</text:span><text:span text:style-name="T34"><text:s/>beco</text:span><text:span text:style-name="T35">me invaluable to the expedition. In the later journal entries Sacajawea is no longer a bystander, but has become their guide and interpreter. She is guiding them through the lands that she know well, and translating for the native tribes as they travel. Cl</text:span><text:span text:style-name="T36">ark clearly has more respect for her, as she can now guide their team through the safest routes through dangerous mountains, and she is clearly knowledgeable about how to navigate the land.</text:span></text:p>
      <text:p text:style-name="P37"><text:span text:style-name="T38"><text:tab/>Between the two sets of journal entries, there is a clear differe</text:span><text:span text:style-name="T39">nce due to the time change during their expedition. At the beginning the explorers appeared to have fewer feeling towards their new group member, but it appears that during the expedition she has proven her worth to the group, and has made herself extremel</text:span><text:span text:style-name="T40">y valuable to the grou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Rasmussen<text:s/><text:page-number text:fixed="false">2</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ofile</dc:creator>
    <meta:creation-date>2009-04-16T11:32:00Z</meta:creation-date>
    <dc:date>2016-08-29T01:33:00Z</dc:date>
    <meta:print-date>2016-08-29T01:32:00Z</meta:print-date>
    <meta:template xlink:href="Normal" xlink:type="simple"/>
    <meta:editing-cycles>4</meta:editing-cycles>
    <meta:editing-duration>PT360S</meta:editing-duration>
    <meta:user-defined meta:name="Info 1"/>
    <meta:user-defined meta:name="Info 2"/>
    <meta:user-defined meta:name="Info 3"/>
    <meta:user-defined meta:name="Info 4"/>
    <meta:document-statistic meta:page-count="2" meta:paragraph-count="7" meta:word-count="586" meta:character-count="3925" meta:row-count="27" meta:non-whitespace-character-count="3346"/>
  </office:meta>
</office:document-meta>
</file>